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/>
        <table:table-column table:default-cell-style-name="ACE-0" table:style-name="ACOL-9"/>
        <table:table-column table:default-cell-style-name="ACE-0" table:style-name="ACOL-6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6189</text:p>
          </table:table-cell>
          <table:table-cell table:style-name="ACE-1" office:value-type="float" office:value="53.939999999999998">
            <text:p>53.940</text:p>
          </table:table-cell>
          <table:table-cell table:style-name="ACE-1" office:value-type="float" office:value="8.9800000000000004">
            <text:p>8.980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imnic vs. tidal sedime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5">
            <text:p>−3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ehreEtal1979,Menke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75</text:p>
          </table:table-cell>
          <table:table-cell table:style-name="ACE-1" office:value-type="float" office:value="53.950000000000003">
            <text:p>53.950</text:p>
          </table:table-cell>
          <table:table-cell table:style-name="ACE-1" office:value-type="float" office:value="8.4100000000000001">
            <text:p>8.410</text:p>
          </table:table-cell>
          <table:table-cell table:style-name="ACE-0" office:value-type="float" office:value="7790">
            <text:p>77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ntact fresh vs. brackish mu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.899999999999999">
            <text:p>−25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Linke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143</text:p>
          </table:table-cell>
          <table:table-cell table:style-name="ACE-1" office:value-type="float" office:value="53.950000000000003">
            <text:p>53.950</text:p>
          </table:table-cell>
          <table:table-cell table:style-name="ACE-1" office:value-type="float" office:value="8.4600000000000009">
            <text:p>8.460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.84">
            <text:p>−25.8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Linke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42</text:p>
          </table:table-cell>
          <table:table-cell table:style-name="ACE-1" office:value-type="float" office:value="53.939999999999998">
            <text:p>53.940</text:p>
          </table:table-cell>
          <table:table-cell table:style-name="ACE-1" office:value-type="float" office:value="8.4800000000000004">
            <text:p>8.480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roots below fresh and brackish mu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09999999999999">
            <text:p>−22.8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Linke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6753</text:p>
          </table:table-cell>
          <table:table-cell table:style-name="ACE-1" office:value-type="float" office:value="54.299999999999997">
            <text:p>54.300</text:p>
          </table:table-cell>
          <table:table-cell table:style-name="ACE-1" office:value-type="float" office:value="8.6799999999999997">
            <text:p>8.680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 layer in beach ba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Menke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5</text:p>
          </table:table-cell>
          <table:table-cell table:style-name="ACE-1" office:value-type="float" office:value="53.880000000000003">
            <text:p>53.880</text:p>
          </table:table-cell>
          <table:table-cell table:style-name="ACE-1" office:value-type="float" office:value="9.4299999999999997">
            <text:p>9.430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1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8</text:p>
          </table:table-cell>
          <table:table-cell table:style-name="ACE-1" office:value-type="float" office:value="53.82">
            <text:p>53.820</text:p>
          </table:table-cell>
          <table:table-cell table:style-name="ACE-1" office:value-type="float" office:value="8.8599999999999994">
            <text:p>8.86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500000000000001">
            <text:p>−1.8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3371</text:p>
          </table:table-cell>
          <table:table-cell table:style-name="ACE-1" office:value-type="float" office:value="54.299999999999997">
            <text:p>54.300</text:p>
          </table:table-cell>
          <table:table-cell table:style-name="ACE-1" office:value-type="float" office:value="8.6799999999999997">
            <text:p>8.680</text:p>
          </table:table-cell>
          <table:table-cell table:style-name="ACE-0" office:value-type="float" office:value="1925">
            <text:p>19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 horizon in beach ban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Menke198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19</text:p>
          </table:table-cell>
          <table:table-cell table:style-name="ACE-1" office:value-type="float" office:value="53.93">
            <text:p>53.930</text:p>
          </table:table-cell>
          <table:table-cell table:style-name="ACE-1" office:value-type="float" office:value="9.1699999999999999">
            <text:p>9.170</text:p>
          </table:table-cell>
          <table:table-cell table:style-name="ACE-0" office:value-type="float" office:value="1875">
            <text:p>18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ntelmann196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2</text:p>
          </table:table-cell>
          <table:table-cell table:style-name="ACE-1" office:value-type="float" office:value="53.740000000000002">
            <text:p>53.740</text:p>
          </table:table-cell>
          <table:table-cell table:style-name="ACE-1" office:value-type="float" office:value="9.4000000000000004">
            <text:p>9.400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3</text:p>
          </table:table-cell>
          <table:table-cell table:style-name="ACE-1" office:value-type="float" office:value="54.229999999999997">
            <text:p>54.230</text:p>
          </table:table-cell>
          <table:table-cell table:style-name="ACE-1" office:value-type="float" office:value="8.9900000000000002">
            <text:p>8.990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 of living space 1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Meier2001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4</text:p>
          </table:table-cell>
          <table:table-cell table:style-name="ACE-1" office:value-type="float" office:value="53.719999999999999">
            <text:p>53.720</text:p>
          </table:table-cell>
          <table:table-cell table:style-name="ACE-1" office:value-type="float" office:value="9.4199999999999999">
            <text:p>9.420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randt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6</text:p>
          </table:table-cell>
          <table:table-cell table:style-name="ACE-1" office:value-type="float" office:value="54.049999999999997">
            <text:p>54.050</text:p>
          </table:table-cell>
          <table:table-cell table:style-name="ACE-1" office:value-type="float" office:value="9.0099999999999998">
            <text:p>9.010</text:p>
          </table:table-cell>
          <table:table-cell table:style-name="ACE-0" office:value-type="float" office:value="1802">
            <text:p>180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ouse of the lowermost settlement layer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Meier200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27</text:p>
          </table:table-cell>
          <table:table-cell table:style-name="ACE-1" office:value-type="float" office:value="54.350000000000001">
            <text:p>54.350</text:p>
          </table:table-cell>
          <table:table-cell table:style-name="ACE-1" office:value-type="float" office:value="8.9399999999999995">
            <text:p>8.940</text:p>
          </table:table-cell>
          <table:table-cell table:style-name="ACE-0" office:value-type="float" office:value="1825">
            <text:p>18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ase of lower settlement layer on bank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ntelmann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5</text:p>
          </table:table-cell>
          <table:table-cell table:style-name="ACE-1" office:value-type="float" office:value="54.149999999999999">
            <text:p>54.150</text:p>
          </table:table-cell>
          <table:table-cell table:style-name="ACE-1" office:value-type="float" office:value="8.9600000000000009">
            <text:p>8.960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lain of settlement layer 1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Meier2001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6</text:p>
          </table:table-cell>
          <table:table-cell table:style-name="ACE-1" office:value-type="float" office:value="54.299999999999997">
            <text:p>54.300</text:p>
          </table:table-cell>
          <table:table-cell table:style-name="ACE-1" office:value-type="float" office:value="8.9199999999999999">
            <text:p>8.920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ridge over tidal gull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ntelmann196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7</text:p>
          </table:table-cell>
          <table:table-cell table:style-name="ACE-1" office:value-type="float" office:value="54.299999999999997">
            <text:p>54.300</text:p>
          </table:table-cell>
          <table:table-cell table:style-name="ACE-1" office:value-type="float" office:value="8.9199999999999999">
            <text:p>8.920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ough l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ntelmann196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38</text:p>
          </table:table-cell>
          <table:table-cell table:style-name="ACE-1" office:value-type="float" office:value="54.299999999999997">
            <text:p>54.300</text:p>
          </table:table-cell>
          <table:table-cell table:style-name="ACE-1" office:value-type="float" office:value="8.9199999999999999">
            <text:p>8.920</text:p>
          </table:table-cell>
          <table:table-cell table:style-name="ACE-0" office:value-type="float" office:value="1225">
            <text:p>12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urface of bank and base of "Wurt"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Bantelmann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archeology</text:p>
          </table:table-cell>
          <table:table-cell table:style-name="ACE-0" office:value-type="string">
            <text:p>Vink-45</text:p>
          </table:table-cell>
          <table:table-cell table:style-name="ACE-1" office:value-type="float" office:value="54.509999999999998">
            <text:p>54.510</text:p>
          </table:table-cell>
          <table:table-cell table:style-name="ACE-1" office:value-type="float" office:value="8.6300000000000008">
            <text:p>8.630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e of settlement on plai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Higelke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hydrology</text:p>
          </table:table-cell>
          <table:table-cell table:style-name="ACE-0" office:value-type="string">
            <text:p>Vink-47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8.7100000000000009">
            <text:p>8.710</text:p>
          </table:table-cell>
          <table:table-cell table:style-name="ACE-0" office:value-type="float" office:value="166">
            <text:p>166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auge measur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6000000000000002">
            <text:p>−0.4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Rohde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hydrology</text:p>
          </table:table-cell>
          <table:table-cell table:style-name="ACE-0" office:value-type="string">
            <text:p>Vink-48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8.7100000000000009">
            <text:p>8.710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auge measur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Rohde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hydrology</text:p>
          </table:table-cell>
          <table:table-cell table:style-name="ACE-0" office:value-type="string">
            <text:p>Vink-49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8.7100000000000009">
            <text:p>8.71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auge measur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Rohde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hydrology</text:p>
          </table:table-cell>
          <table:table-cell table:style-name="ACE-0" office:value-type="string">
            <text:p>Vink-50</text:p>
          </table:table-cell>
          <table:table-cell table:style-name="ACE-1" office:value-type="float" office:value="53.869999999999997">
            <text:p>53.870</text:p>
          </table:table-cell>
          <table:table-cell table:style-name="ACE-1" office:value-type="float" office:value="8.7100000000000009">
            <text:p>8.7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auge measurement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3">
            <text:p>−0.1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Behre2003,Behre2007,Rohde197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lb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5321</text:p>
          </table:table-cell>
          <table:table-cell table:style-name="ACE-1" office:value-type="float" office:value="54.283000000000001">
            <text:p>54.283</text:p>
          </table:table-cell>
          <table:table-cell table:style-name="ACE-1" office:value-type="float" office:value="8.0700000000000003">
            <text:p>8.070</text:p>
          </table:table-cell>
          <table:table-cell table:style-name="ACE-0" office:value-type="float" office:value="8065">
            <text:p>806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5.73">
            <text:p>−25.73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</text:p>
          </table:table-cell>
          <table:table-cell table:number-columns-repeated="240" table:style-name="ACE-0"/>
        </table:table-row>
        <table:table-row table:style-name="AROW-1" table:number-rows-repeated="27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28">
          <table:table-cell table:number-columns-repeated="256"/>
        </table:table-row>
        <table:table-row table:style-name="AROW-1" table:number-rows-repeated="24">
          <table:table-cell table:number-columns-repeated="256"/>
        </table:table-row>
        <table:table-row table:style-name="AROW-0" table:number-rows-repeated="6541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6">
          <gnm:selection gnm:start-col="1" gnm:start-row="6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7:20:2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